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94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6.68mm"/>
    </style:style>
    <style:style style:name="co6" style:family="table-column">
      <style:table-column-properties fo:break-before="auto" style:column-width="87.22mm"/>
    </style:style>
    <style:style style:name="co7" style:family="table-column">
      <style:table-column-properties fo:break-before="auto" style:column-width="88.32mm"/>
    </style:style>
    <style:style style:name="co8" style:family="table-column">
      <style:table-column-properties fo:break-before="auto" style:column-width="91.56mm"/>
    </style:style>
    <style:style style:name="co9" style:family="table-column">
      <style:table-column-properties fo:break-before="auto" style:column-width="70.89mm"/>
    </style:style>
    <style:style style:name="co10" style:family="table-column">
      <style:table-column-properties fo:break-before="auto" style:column-width="9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212b71b-848c-491c-8ae7-b62a993ae19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Los Diablitos</text:p>
          </table:table-cell>
        </table:table-row>
        <table:table-row table:style-name="ro1">
          <table:table-cell/>
          <table:table-cell office:value-type="string" calcext:value-type="string">
            <text:p>Result alb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De Verdad, Verdad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e04bc1f-fc63-48f5-b1ca-2723f17d241d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Result discNo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Blancmange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Semi Detached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table table:name="7598d527-bc8d-4282-a72c-874f335d05ac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KES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Kamlama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</table:table>
      <table:table table:name="13ca98f6-1a9f-4d76-a3b3-a72a16d91916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The Hard Way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</table:table>
      <table:table table:name="9e097b10-8160-491e-a310-e26e54a86a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Wailing Souls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Firehouse Rock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9dc7fe6a-3fa4-4461-8975-ecb7218b39a3" table:style-name="ta1"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Tiken Jah Fakoly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Coup de gueule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</table:table>
      <table:table table:name="8cfbb741-bd63-449f-9e48-4d234264c8d5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Result ye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Blancmange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Second Helpings: The Best of Blancmange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6cc35892-c44f-4aa7-bfee-5f63eca70821" table:style-name="ta1">
        <table:table-column table:style-name="co1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6_New</text:p>
          </table:table-cell>
          <table:table-cell office:value-type="string" calcext:value-type="string">
            <text:p>MergeDevice7_KO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35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36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37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38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39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1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7/05/2015 17:53:51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7/05/2015 17:53:52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7/05/2015 17:53:53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5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6</text:p>
          </table:table-cell>
          <table:table-cell table:style-name="ce1" office:value-type="string" calcext:value-type="string">
            <text:p>01/01/1970 00:00:00</text:p>
          </table:table-cell>
        </table:table-row>
        <table:table-row table:style-name="ro1">
          <table:table-cell/>
          <table:table-cell office:value-type="string" calcext:value-type="string">
            <text:p>Value nbFiles</text:p>
          </table:table-cell>
          <table:table-cell office:value-type="string" calcext:value-type="string">
            <text:p>{IGNORE}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Value hasID3v1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Value isReplayGainDon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Value length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siz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forma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disc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rackNoFull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commen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title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bp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{N/A}</text:p>
          </table:table-cell>
        </table:table-row>
        <table:table-row table:style-name="ro1">
          <table:table-cell/>
          <table:table-cell office:value-type="string" calcext:value-type="string">
            <text:p>Value year</text:p>
          </table:table-cell>
          <table:table-cell office:value-type="string" calcext:value-type="string">
            <text:p>{IGNORE}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string" calcext:value-type="string">
            <text:p>Value genre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ue albumArtist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L'Étrangleuse</text:p>
          </table:table-cell>
        </table:table-row>
        <table:table-row table:style-name="ro1">
          <table:table-cell/>
          <table:table-cell office:value-type="string" calcext:value-type="string">
            <text:p>Value album</text:p>
          </table:table-cell>
          <table:table-cell office:value-type="string" calcext:value-type="string">
            <text:p>{IGNORE}</text:p>
          </table:table-cell>
          <table:table-cell office:value-type="string" calcext:value-type="string">
            <text:p>L'Étrangleuse</text:p>
          </table:table-cell>
        </table:table-row>
        <table:table-row table:style-name="ro1">
          <table:table-cell/>
          <table:table-cell office:value-type="string" calcext:value-type="string">
            <text:p>Value duplicates</text:p>
          </table:table-cell>
          <table:table-cell office:value-type="string" calcext:value-type="string">
            <text:p>{IGNORE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00:14.065703268</dc:date>
    <dc:creator>Raphael </dc:creator>
    <meta:editing-duration>PT6M59S</meta:editing-duration>
    <meta:editing-cycles>1</meta:editing-cycles>
    <meta:document-statistic meta:table-count="8" meta:cell-count="1351" meta:object-count="0"/>
    <meta:generator>LibreOffice/5.0.3.2$Linux_X86_64 LibreOffice_project/00m0$Build-2</meta:generator>
  </office:meta>
</office:document-meta>
</file>